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 text:c="11"/>3 <text:s text:c="10"/>2 <text:s text:c="9"/>12 <text:s text:c="8"/>151 <text:s text:c="8"/>165 <text:s text:c="8"/>154 <text:s text:c="8"/>302</text:p>
          </table:table-cell>
          <table:table-cell table:number-columns-repeated="4"/>
          <table:table-cell office:value-type="string" calcext:value-type="string">
            <text:p><text:s text:c="9"/>307 <text:s text:c="8"/>303 <text:s text:c="8"/>464 <text:s text:c="8"/>451 <text:s text:c="8"/>469</text:p>
          </table:table-cell>
        </table:table-row>
        <table:table-row table:style-name="ro1">
          <table:table-cell office:value-type="string" calcext:value-type="string">
            <text:p><text:s text:c="11"/>4 <text:s text:c="10"/>7 <text:s text:c="9"/>16 <text:s text:c="8"/>159 <text:s text:c="8"/>169 <text:s text:c="8"/>156 <text:s text:c="8"/>305</text:p>
          </table:table-cell>
          <table:table-cell table:number-columns-repeated="4"/>
          <table:table-cell office:value-type="string" calcext:value-type="string">
            <text:p><text:s text:c="9"/>312 <text:s text:c="8"/>304 <text:s text:c="8"/>479 <text:s text:c="8"/>452 <text:s text:c="8"/>495</text:p>
          </table:table-cell>
        </table:table-row>
        <table:table-row table:style-name="ro1">
          <table:table-cell office:value-type="string" calcext:value-type="string">
            <text:p><text:s text:c="11"/>6 <text:s text:c="10"/>8 <text:s text:c="9"/>17 <text:s text:c="8"/>160 <text:s text:c="8"/>171 <text:s text:c="8"/>167 <text:s text:c="8"/>306</text:p>
          </table:table-cell>
          <table:table-cell table:number-columns-repeated="4"/>
          <table:table-cell office:value-type="string" calcext:value-type="string">
            <text:p><text:s text:c="9"/>325 <text:s text:c="8"/>310 <text:s text:c="8"/>481 <text:s text:c="8"/>453 <text:s text:c="8"/>502</text:p>
          </table:table-cell>
        </table:table-row>
        <table:table-row table:style-name="ro1">
          <table:table-cell office:value-type="string" calcext:value-type="string">
            <text:p><text:s text:c="11"/>9 <text:s text:c="9"/>14 <text:s text:c="9"/>26 <text:s text:c="8"/>162 <text:s text:c="8"/>177 <text:s text:c="8"/>168 <text:s text:c="8"/>308</text:p>
          </table:table-cell>
          <table:table-cell table:number-columns-repeated="4"/>
          <table:table-cell office:value-type="string" calcext:value-type="string">
            <text:p><text:s text:c="9"/>328 <text:s text:c="8"/>316 <text:s text:c="8"/>490 <text:s text:c="8"/>457 <text:s text:c="8"/>513</text:p>
          </table:table-cell>
        </table:table-row>
        <table:table-row table:style-name="ro1">
          <table:table-cell office:value-type="string" calcext:value-type="string">
            <text:p><text:s text:c="10"/>10 <text:s text:c="9"/>15 <text:s text:c="9"/>38 <text:s text:c="8"/>174 <text:s text:c="8"/>179 <text:s text:c="8"/>170 <text:s text:c="8"/>309</text:p>
          </table:table-cell>
          <table:table-cell table:number-columns-repeated="4"/>
          <table:table-cell office:value-type="string" calcext:value-type="string">
            <text:p><text:s text:c="9"/>330 <text:s text:c="8"/>318 <text:s text:c="8"/>492 <text:s text:c="8"/>458 <text:s text:c="8"/>520</text:p>
          </table:table-cell>
        </table:table-row>
        <table:table-row table:style-name="ro1">
          <table:table-cell office:value-type="string" calcext:value-type="string">
            <text:p><text:s text:c="10"/>11 <text:s text:c="9"/>20 <text:s text:c="9"/>40 <text:s text:c="8"/>175 <text:s text:c="8"/>188 <text:s text:c="8"/>172 <text:s text:c="8"/>311</text:p>
          </table:table-cell>
          <table:table-cell table:number-columns-repeated="4"/>
          <table:table-cell office:value-type="string" calcext:value-type="string">
            <text:p><text:s text:c="9"/>340 <text:s text:c="8"/>319 <text:s text:c="8"/>501 <text:s text:c="8"/>460 <text:s text:c="8"/>530</text:p>
          </table:table-cell>
        </table:table-row>
        <table:table-row table:style-name="ro1">
          <table:table-cell office:value-type="string" calcext:value-type="string">
            <text:p><text:s text:c="10"/>13 <text:s text:c="9"/>22 <text:s text:c="9"/>47 <text:s text:c="8"/>178 <text:s text:c="8"/>189 <text:s text:c="8"/>176 <text:s text:c="8"/>313</text:p>
          </table:table-cell>
          <table:table-cell table:number-columns-repeated="4"/>
          <table:table-cell office:value-type="string" calcext:value-type="string">
            <text:p><text:s text:c="9"/>344 <text:s text:c="8"/>322 <text:s text:c="8"/>508 <text:s text:c="8"/>461 <text:s text:c="8"/>538</text:p>
          </table:table-cell>
        </table:table-row>
        <table:table-row table:style-name="ro1">
          <table:table-cell office:value-type="string" calcext:value-type="string">
            <text:p><text:s text:c="10"/>19 <text:s text:c="9"/>25 <text:s text:c="9"/>48 <text:s text:c="8"/>181 <text:s text:c="8"/>190 <text:s text:c="8"/>182 <text:s text:c="8"/>327</text:p>
          </table:table-cell>
          <table:table-cell table:number-columns-repeated="4"/>
          <table:table-cell office:value-type="string" calcext:value-type="string">
            <text:p><text:s text:c="9"/>349 <text:s text:c="8"/>323 <text:s text:c="8"/>522 <text:s text:c="8"/>463 <text:s text:c="8"/>541</text:p>
          </table:table-cell>
        </table:table-row>
        <table:table-row table:style-name="ro1">
          <table:table-cell office:value-type="string" calcext:value-type="string">
            <text:p><text:s text:c="10"/>21 <text:s text:c="9"/>27 <text:s text:c="9"/>54 <text:s text:c="8"/>183 <text:s text:c="8"/>194 <text:s text:c="8"/>186 <text:s text:c="8"/>331</text:p>
          </table:table-cell>
          <table:table-cell table:number-columns-repeated="4"/>
          <table:table-cell office:value-type="string" calcext:value-type="string">
            <text:p><text:s text:c="9"/>364 <text:s text:c="8"/>324 <text:s text:c="8"/>524 <text:s text:c="8"/>465 <text:s text:c="8"/>543</text:p>
          </table:table-cell>
        </table:table-row>
        <table:table-row table:style-name="ro1">
          <table:table-cell office:value-type="string" calcext:value-type="string">
            <text:p><text:s text:c="10"/>23 <text:s text:c="9"/>34 <text:s text:c="9"/>55 <text:s text:c="8"/>184 <text:s text:c="8"/>199 <text:s text:c="8"/>191 <text:s text:c="8"/>333</text:p>
          </table:table-cell>
          <table:table-cell table:number-columns-repeated="4"/>
          <table:table-cell office:value-type="string" calcext:value-type="string">
            <text:p><text:s text:c="9"/>365 <text:s text:c="8"/>336 <text:s text:c="8"/>528 <text:s text:c="8"/>467 <text:s text:c="8"/>544</text:p>
          </table:table-cell>
        </table:table-row>
        <table:table-row table:style-name="ro1">
          <table:table-cell office:value-type="string" calcext:value-type="string">
            <text:p><text:s text:c="10"/>30 <text:s text:c="9"/>35 <text:s text:c="9"/>62 <text:s text:c="8"/>187 <text:s text:c="8"/>202 <text:s text:c="8"/>196 <text:s text:c="8"/>334</text:p>
          </table:table-cell>
          <table:table-cell table:number-columns-repeated="4"/>
          <table:table-cell office:value-type="string" calcext:value-type="string">
            <text:p><text:s text:c="9"/>369 <text:s text:c="8"/>339 <text:s text:c="8"/>534 <text:s text:c="8"/>468 <text:s text:c="8"/>553</text:p>
          </table:table-cell>
        </table:table-row>
        <table:table-row table:style-name="ro1">
          <table:table-cell office:value-type="string" calcext:value-type="string">
            <text:p><text:s text:c="10"/>31 <text:s text:c="9"/>37 <text:s text:c="9"/>63 <text:s text:c="8"/>195 <text:s text:c="8"/>206 <text:s text:c="8"/>200 <text:s text:c="8"/>335</text:p>
          </table:table-cell>
          <table:table-cell table:number-columns-repeated="4"/>
          <table:table-cell office:value-type="string" calcext:value-type="string">
            <text:p><text:s text:c="9"/>370 <text:s text:c="8"/>347 <text:s text:c="8"/>542 <text:s text:c="8"/>474 <text:s text:c="8"/>560</text:p>
          </table:table-cell>
        </table:table-row>
        <table:table-row table:style-name="ro1">
          <table:table-cell office:value-type="string" calcext:value-type="string">
            <text:p><text:s text:c="10"/>32 <text:s text:c="9"/>39 <text:s text:c="9"/>67 <text:s text:c="8"/>197 <text:s text:c="8"/>207 <text:s text:c="8"/>201 <text:s text:c="8"/>341</text:p>
          </table:table-cell>
          <table:table-cell table:number-columns-repeated="4"/>
          <table:table-cell office:value-type="string" calcext:value-type="string">
            <text:p><text:s text:c="9"/>376 <text:s text:c="8"/>348 <text:s text:c="8"/>555 <text:s text:c="8"/>476 <text:s text:c="8"/>583</text:p>
          </table:table-cell>
        </table:table-row>
        <table:table-row table:style-name="ro1">
          <table:table-cell office:value-type="string" calcext:value-type="string">
            <text:p><text:s text:c="10"/>33 <text:s text:c="9"/>42 <text:s text:c="9"/>68 <text:s text:c="8"/>198 <text:s text:c="8"/>247 <text:s text:c="8"/>205 <text:s text:c="8"/>342</text:p>
          </table:table-cell>
          <table:table-cell table:number-columns-repeated="4"/>
          <table:table-cell office:value-type="string" calcext:value-type="string">
            <text:p><text:s text:c="9"/>385 <text:s text:c="8"/>350 <text:s text:c="8"/>562 <text:s text:c="8"/>477 <text:s text:c="7"/>1056</text:p>
          </table:table-cell>
        </table:table-row>
        <table:table-row table:style-name="ro1">
          <table:table-cell office:value-type="string" calcext:value-type="string">
            <text:p><text:s text:c="10"/>43 <text:s text:c="9"/>45 <text:s text:c="9"/>70 <text:s text:c="8"/>203 <text:s text:c="8"/>249 <text:s text:c="8"/>209 <text:s text:c="8"/>346</text:p>
          </table:table-cell>
          <table:table-cell table:number-columns-repeated="4"/>
          <table:table-cell office:value-type="string" calcext:value-type="string">
            <text:p><text:s text:c="9"/>395 <text:s text:c="8"/>351 <text:s text:c="8"/>566 <text:s text:c="8"/>478 <text:s text:c="7"/>1060</text:p>
          </table:table-cell>
        </table:table-row>
        <table:table-row table:style-name="ro1">
          <table:table-cell office:value-type="string" calcext:value-type="string">
            <text:p><text:s text:c="10"/>44 <text:s text:c="9"/>46 <text:s text:c="9"/>74 <text:s text:c="8"/>204 <text:s text:c="8"/>251 <text:s text:c="8"/>211 <text:s text:c="8"/>352</text:p>
          </table:table-cell>
          <table:table-cell table:number-columns-repeated="4"/>
          <table:table-cell office:value-type="string" calcext:value-type="string">
            <text:p><text:s text:c="9"/>402 <text:s text:c="8"/>354 <text:s text:c="8"/>572 <text:s text:c="8"/>480 <text:s text:c="7"/>1063</text:p>
          </table:table-cell>
        </table:table-row>
        <table:table-row table:style-name="ro1">
          <table:table-cell office:value-type="string" calcext:value-type="string">
            <text:p><text:s text:c="10"/>57 <text:s text:c="9"/>49 <text:s text:c="9"/>75 <text:s text:c="8"/>212 <text:s text:c="8"/>254 <text:s text:c="8"/>213 <text:s text:c="8"/>353</text:p>
          </table:table-cell>
          <table:table-cell table:number-columns-repeated="4"/>
          <table:table-cell office:value-type="string" calcext:value-type="string">
            <text:p><text:s text:c="9"/>434 <text:s text:c="8"/>355 <text:s text:c="8"/>573 <text:s text:c="8"/>482 <text:s text:c="7"/>1065</text:p>
          </table:table-cell>
        </table:table-row>
        <table:table-row table:style-name="ro1">
          <table:table-cell office:value-type="string" calcext:value-type="string">
            <text:p><text:s text:c="10"/>58 <text:s text:c="9"/>53 <text:s text:c="9"/>80 <text:s text:c="8"/>214 <text:s text:c="8"/>255 <text:s text:c="8"/>219 <text:s text:c="8"/>356</text:p>
          </table:table-cell>
          <table:table-cell table:number-columns-repeated="4"/>
          <table:table-cell office:value-type="string" calcext:value-type="string">
            <text:p><text:s text:c="9"/>448 <text:s text:c="8"/>357 <text:s text:c="8"/>587 <text:s text:c="8"/>483 <text:s text:c="7"/>1068</text:p>
          </table:table-cell>
        </table:table-row>
        <table:table-row table:style-name="ro1">
          <table:table-cell office:value-type="string" calcext:value-type="string">
            <text:p><text:s text:c="10"/>61 <text:s text:c="9"/>60 <text:s text:c="9"/>81 <text:s text:c="8"/>215 <text:s text:c="8"/>264 <text:s text:c="8"/>220 <text:s text:c="8"/>358</text:p>
          </table:table-cell>
          <table:table-cell table:number-columns-repeated="4"/>
          <table:table-cell office:value-type="string" calcext:value-type="string">
            <text:p><text:s text:c="9"/>450 <text:s text:c="8"/>366 <text:s text:c="8"/>598 <text:s text:c="8"/>484 <text:s text:c="7"/>1076</text:p>
          </table:table-cell>
        </table:table-row>
        <table:table-row table:style-name="ro1">
          <table:table-cell office:value-type="string" calcext:value-type="string">
            <text:p><text:s text:c="10"/>66 <text:s text:c="9"/>65 <text:s text:c="9"/>85 <text:s text:c="8"/>218 <text:s text:c="8"/>270 <text:s text:c="8"/>221 <text:s text:c="8"/>359</text:p>
          </table:table-cell>
          <table:table-cell table:number-columns-repeated="4"/>
          <table:table-cell office:value-type="string" calcext:value-type="string">
            <text:p><text:s text:c="8"/>2105 <text:s text:c="8"/>367 <text:s text:c="7"/>1055 <text:s text:c="8"/>485 <text:s text:c="7"/>1077</text:p>
          </table:table-cell>
        </table:table-row>
        <table:table-row table:style-name="ro1">
          <table:table-cell office:value-type="string" calcext:value-type="string">
            <text:p><text:s text:c="10"/>71 <text:s text:c="9"/>69 <text:s text:c="9"/>87 <text:s text:c="8"/>227 <text:s text:c="8"/>271 <text:s text:c="8"/>223 <text:s text:c="8"/>362</text:p>
          </table:table-cell>
          <table:table-cell table:number-columns-repeated="4"/>
          <table:table-cell office:value-type="string" calcext:value-type="string">
            <text:p><text:s text:c="8"/>2109 <text:s text:c="8"/>383 <text:s text:c="7"/>1069 <text:s text:c="8"/>486 <text:s text:c="7"/>1078</text:p>
          </table:table-cell>
        </table:table-row>
        <table:table-row table:style-name="ro1">
          <table:table-cell office:value-type="string" calcext:value-type="string">
            <text:p><text:s text:c="10"/>82 <text:s text:c="9"/>76 <text:s text:c="9"/>91 <text:s text:c="8"/>228 <text:s text:c="8"/>272 <text:s text:c="8"/>225 <text:s text:c="8"/>363</text:p>
          </table:table-cell>
          <table:table-cell table:number-columns-repeated="4"/>
          <table:table-cell office:value-type="string" calcext:value-type="string">
            <text:p><text:s text:c="8"/>2111 <text:s text:c="8"/>384 <text:s text:c="7"/>1070 <text:s text:c="8"/>487 <text:s text:c="7"/>1081</text:p>
          </table:table-cell>
        </table:table-row>
        <table:table-row table:style-name="ro1">
          <table:table-cell office:value-type="string" calcext:value-type="string">
            <text:p><text:s text:c="10"/>83 <text:s text:c="9"/>77 <text:s text:c="9"/>95 <text:s text:c="8"/>229 <text:s text:c="8"/>277 <text:s text:c="8"/>226 <text:s text:c="8"/>368</text:p>
          </table:table-cell>
          <table:table-cell table:number-columns-repeated="4"/>
          <table:table-cell office:value-type="string" calcext:value-type="string">
            <text:p><text:s text:c="8"/>2118 <text:s text:c="8"/>390 <text:s text:c="7"/>3453 <text:s text:c="8"/>489 <text:s text:c="7"/>1082</text:p>
          </table:table-cell>
        </table:table-row>
        <table:table-row table:style-name="ro1">
          <table:table-cell office:value-type="string" calcext:value-type="string">
            <text:p><text:s text:c="10"/>88 <text:s text:c="9"/>78 <text:s text:c="9"/>97 <text:s text:c="8"/>233 <text:s text:c="8"/>286 <text:s text:c="8"/>248 <text:s text:c="8"/>373</text:p>
          </table:table-cell>
          <table:table-cell table:number-columns-repeated="4"/>
          <table:table-cell office:value-type="string" calcext:value-type="string">
            <text:p><text:s text:c="8"/>2120 <text:s text:c="8"/>391 <text:s text:c="7"/>3468 <text:s text:c="8"/>491 <text:s text:c="7"/>1083</text:p>
          </table:table-cell>
        </table:table-row>
        <table:table-row table:style-name="ro1">
          <table:table-cell office:value-type="string" calcext:value-type="string">
            <text:p><text:s text:c="10"/>89 <text:s text:c="9"/>84 <text:s text:c="8"/>101 <text:s text:c="8"/>234 <text:s text:c="8"/>289 <text:s text:c="8"/>258 <text:s text:c="8"/>374</text:p>
          </table:table-cell>
          <table:table-cell table:number-columns-repeated="4"/>
          <table:table-cell office:value-type="string" calcext:value-type="string">
            <text:p><text:s text:c="8"/>2122 <text:s text:c="8"/>393 <text:s text:c="7"/>3471 <text:s text:c="8"/>493 <text:s text:c="7"/>1085</text:p>
          </table:table-cell>
        </table:table-row>
        <table:table-row table:style-name="ro1">
          <table:table-cell office:value-type="string" calcext:value-type="string">
            <text:p><text:s text:c="10"/>92 <text:s text:c="9"/>86 <text:s text:c="8"/>102 <text:s text:c="8"/>235 <text:s text:c="8"/>296 <text:s text:c="8"/>259 <text:s text:c="8"/>375</text:p>
          </table:table-cell>
          <table:table-cell table:number-columns-repeated="4"/>
          <table:table-cell office:value-type="string" calcext:value-type="string">
            <text:p><text:s text:c="8"/>2127 <text:s text:c="8"/>396 <text:s text:c="7"/>3473 <text:s text:c="8"/>498 <text:s text:c="7"/>1088</text:p>
          </table:table-cell>
        </table:table-row>
        <table:table-row table:style-name="ro1">
          <table:table-cell office:value-type="string" calcext:value-type="string">
            <text:p><text:s text:c="10"/>93 <text:s text:c="9"/>90 <text:s text:c="8"/>103 <text:s text:c="8"/>236 <text:s text:c="7"/>1952 <text:s text:c="8"/>262 <text:s text:c="8"/>378</text:p>
          </table:table-cell>
          <table:table-cell table:number-columns-repeated="4"/>
          <table:table-cell office:value-type="string" calcext:value-type="string">
            <text:p><text:s text:c="8"/>2130 <text:s text:c="8"/>397 <text:s text:c="7"/>3493 <text:s text:c="8"/>500 <text:s text:c="7"/>1089</text:p>
          </table:table-cell>
        </table:table-row>
        <table:table-row table:style-name="ro1">
          <table:table-cell office:value-type="string" calcext:value-type="string">
            <text:p><text:s text:c="10"/>94 <text:s text:c="9"/>98 <text:s text:c="8"/>107 <text:s text:c="8"/>241 <text:s text:c="7"/>1962 <text:s text:c="8"/>266 <text:s text:c="8"/>380</text:p>
          </table:table-cell>
          <table:table-cell table:number-columns-repeated="4"/>
          <table:table-cell office:value-type="string" calcext:value-type="string">
            <text:p><text:s text:c="8"/>2136 <text:s text:c="8"/>401 <text:s text:c="7"/>3503 <text:s text:c="8"/>503 <text:s text:c="7"/>1091</text:p>
          </table:table-cell>
        </table:table-row>
        <table:table-row table:style-name="ro1">
          <table:table-cell office:value-type="string" calcext:value-type="string">
            <text:p><text:s text:c="10"/>96 <text:s text:c="8"/>104 <text:s text:c="8"/>108 <text:s text:c="8"/>244 <text:s text:c="7"/>1967 <text:s text:c="8"/>269 <text:s text:c="8"/>381</text:p>
          </table:table-cell>
          <table:table-cell table:number-columns-repeated="4"/>
          <table:table-cell office:value-type="string" calcext:value-type="string">
            <text:p><text:s text:c="8"/>2137 <text:s text:c="8"/>404 <text:s text:c="7"/>3513 <text:s text:c="8"/>504 <text:s text:c="7"/>1097</text:p>
          </table:table-cell>
        </table:table-row>
        <table:table-row table:style-name="ro1">
          <table:table-cell office:value-type="string" calcext:value-type="string">
            <text:p><text:s text:c="10"/>99 <text:s text:c="8"/>110 <text:s text:c="8"/>109 <text:s text:c="8"/>246 <text:s text:c="7"/>1968 <text:s text:c="8"/>275 <text:s text:c="8"/>382</text:p>
          </table:table-cell>
          <table:table-cell table:number-columns-repeated="4"/>
          <table:table-cell office:value-type="string" calcext:value-type="string">
            <text:p><text:s text:c="8"/>2146 <text:s text:c="8"/>405 <text:s text:c="7"/>3517 <text:s text:c="8"/>506 <text:s text:c="7"/>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47:36.462084632</meta:creation-date>
    <dc:date>2016-09-21T05:48:33.313975633</dc:date>
    <meta:editing-duration>PT57S</meta:editing-duration>
    <meta:editing-cycles>1</meta:editing-cycles>
    <meta:document-statistic meta:table-count="1" meta:cell-count="60" meta:object-count="0"/>
    <meta:generator>LibreOffice/4.4.6.3$Linux_X86_64 LibreOffice_project/40m0$Build-3</meta:generator>
  </office:meta>
</office:document-meta>
</file>